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/>
    </style:style>
    <style:style style:name="P2" style:family="paragraph" style:parent-style-name="Preformatted_20_Text">
      <style:text-properties fo:color="#c9211e" loext:opacity="100%" fo:font-weight="bold" style:font-weight-asian="bold" style:font-weight-complex="bold"/>
    </style:style>
    <style:style style:name="P3" style:family="paragraph" style:parent-style-name="Preformatted_20_Text">
      <style:text-properties fo:color="#c9211e" loext:opacity="100%" fo:font-weight="bold" officeooo:paragraph-rsid="0011cac5" style:font-weight-asian="bold" style:font-weight-complex="bold"/>
    </style:style>
    <style:style style:name="P4" style:family="paragraph" style:parent-style-name="Preformatted_20_Text">
      <style:text-properties fo:color="#c9211e" loext:opacity="100%" fo:font-weight="bold" officeooo:paragraph-rsid="0014d64d" style:font-weight-asian="bold" style:font-weight-complex="bold"/>
    </style:style>
    <style:style style:name="P5" style:family="paragraph" style:parent-style-name="Preformatted_20_Text">
      <style:text-properties fo:color="#c9211e" loext:opacity="100%" style:text-underline-style="none" fo:font-weight="normal" style:font-weight-asian="normal" style:font-weight-complex="normal"/>
    </style:style>
    <style:style style:name="P6" style:family="paragraph" style:parent-style-name="Preformatted_20_Text">
      <style:text-properties fo:color="#c9211e" loext:opacity="100%" fo:font-weight="normal" style:font-weight-asian="normal" style:font-weight-complex="normal"/>
    </style:style>
    <style:style style:name="P7" style:family="paragraph" style:parent-style-name="Preformatted_20_Text">
      <style:text-properties officeooo:paragraph-rsid="00102bcb"/>
    </style:style>
    <style:style style:name="P8" style:family="paragraph" style:parent-style-name="Preformatted_20_Text">
      <style:text-properties officeooo:paragraph-rsid="0013ba9a"/>
    </style:style>
    <style:style style:name="P9" style:family="paragraph" style:parent-style-name="Preformatted_20_Text">
      <style:text-properties officeooo:paragraph-rsid="0014d64d"/>
    </style:style>
    <style:style style:name="P10" style:family="paragraph" style:parent-style-name="Preformatted_20_Text">
      <style:text-properties fo:color="#000000" loext:opacity="100%" fo:font-weight="normal" style:font-weight-asian="normal" style:font-weight-complex="normal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Preformatted_20_Text">
      <style:text-properties fo:color="#c9211e" loext:opacity="100%"/>
    </style:style>
    <style:style style:name="P13" style:family="paragraph" style:parent-style-name="Preformatted_20_Text">
      <style:text-properties fo:color="#c9211e" loext:opacity="100%" officeooo:paragraph-rsid="0014d64d"/>
    </style:style>
    <style:style style:name="P14" style:family="paragraph" style:parent-style-name="Preformatted_20_Text">
      <style:text-properties fo:color="#c9211e" loext:opacity="100%" officeooo:paragraph-rsid="00102bcb"/>
    </style:style>
    <style:style style:name="T1" style:family="text">
      <style:text-properties officeooo:rsid="0014fc5e"/>
    </style:style>
    <style:style style:name="T2" style:family="text">
      <style:text-properties officeooo:rsid="00167ec7"/>
    </style:style>
    <style:style style:name="T3" style:family="text">
      <style:text-properties officeooo:rsid="0016e771"/>
    </style:style>
    <style:style style:name="T4" style:family="text">
      <style:text-properties officeooo:rsid="0019c553"/>
    </style:style>
    <style:style style:name="T5" style:family="text">
      <style:text-properties officeooo:rsid="001ab2b4"/>
    </style:style>
    <style:style style:name="T6" style:family="text">
      <style:text-properties officeooo:rsid="001ae0ce"/>
    </style:style>
    <style:style style:name="T7" style:family="text">
      <style:text-properties officeooo:rsid="001afef1"/>
    </style:style>
    <style:style style:name="T8" style:family="text">
      <style:text-properties officeooo:rsid="001b791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"><text:a xlink:type="simple" xlink:href="#__RefHeading___Toc899_808520069" text:style-name="Index_20_Link" text:visited-style-name="Index_20_Link">1. Каково содержание информации, сообщаемой при вызове скорой медицинской помощи?<text:tab/>2</text:a></text:p>
          <text:p text:style-name="P11"><text:a xlink:type="simple" xlink:href="#__RefHeading___Toc901_808520069" text:style-name="Index_20_Link" text:visited-style-name="Index_20_Link">2. Каков порядок действий при встрече медицинских работников,прибывающих по вызову?<text:tab/>2</text:a></text:p>
          <text:p text:style-name="P11"><text:a xlink:type="simple" xlink:href="#__RefHeading___Toc903_808520069" text:style-name="Index_20_Link" text:visited-style-name="Index_20_Link">3. Входят ли в состав аптечки первой помощи медицинские препараты?<text:tab/>3</text:a></text:p>
          <text:p text:style-name="P11"><text:a xlink:type="simple" xlink:href="#__RefHeading___Toc905_808520069" text:style-name="Index_20_Link" text:visited-style-name="Index_20_Link">4. Какие из мероприятий по оценке обстановки и обеспечению безопасных условий для оказания первой помощи совершаются в порядке осмотра места происшествия?<text:tab/>3</text:a></text:p>
          <text:p text:style-name="P11"><text:a xlink:type="simple" xlink:href="#__RefHeading___Toc907_808520069" text:style-name="Index_20_Link" text:visited-style-name="Index_20_Link">5. Первым действием (первым этапом) при оказании первой помощи является:<text:tab/>3</text:a></text:p>
          <text:p text:style-name="P11"><text:a xlink:type="simple" xlink:href="#__RefHeading___Toc909_808520069" text:style-name="Index_20_Link" text:visited-style-name="Index_20_Link">6. Вторым действием (вторым этапом) при оказании первой помощи является:<text:tab/>3</text:a></text:p>
          <text:p text:style-name="P11"><text:a xlink:type="simple" xlink:href="#__RefHeading___Toc911_808520069" text:style-name="Index_20_Link" text:visited-style-name="Index_20_Link">7. Третьим действием (третьим этапом) при оказании первой помощи является:<text:tab/>3</text:a></text:p>
          <text:p text:style-name="P11"><text:a xlink:type="simple" xlink:href="#__RefHeading___Toc923_808520069" text:style-name="Index_20_Link" text:visited-style-name="Index_20_Link">8. Если пострадавший находится без сознания, в какое положение до прибытия скорой помощи он должен быть переведен?<text:tab/>3</text:a></text:p>
          <text:p text:style-name="P11"><text:a xlink:type="simple" xlink:href="#__RefHeading___Toc913_808520069" text:style-name="Index_20_Link" text:visited-style-name="Index_20_Link">9. Если пострадавший находится в сознании и задыхается, или у него имеется ранение грудной клетки, в какое положение до прибытия скорой помощи он должен быть переведен?<text:tab/>3</text:a></text:p>
          <text:p text:style-name="P11"><text:a xlink:type="simple" xlink:href="#__RefHeading___Toc915_808520069" text:style-name="Index_20_Link" text:visited-style-name="Index_20_Link">10. Правильная транспортировка пострадавшего, находящегося без сознания (за исключением случаев, когда в связи с подозрением на травму позвоночника менять положение тела не рекомендуется) производится:<text:tab/>4</text:a></text:p>
          <text:p text:style-name="P11"><text:a xlink:type="simple" xlink:href="#__RefHeading___Toc917_808520069" text:style-name="Index_20_Link" text:visited-style-name="Index_20_Link">11. Что надо делать в случае, если у пострадавшего развился приступ эпилепсии (судорожный приступ)?<text:tab/>4</text:a></text:p>
          <text:p text:style-name="P11"><text:a xlink:type="simple" xlink:href="#__RefHeading___Toc919_808520069" text:style-name="Index_20_Link" text:visited-style-name="Index_20_Link">12. Способы временной остановки кровотечения:<text:tab/>4</text:a></text:p>
          <text:p text:style-name="P11"><text:a xlink:type="simple" xlink:href="#__RefHeading___Toc921_808520069" text:style-name="Index_20_Link" text:visited-style-name="Index_20_Link">13. Какова правильная последовательность действий при остановке артериального кровотечения?<text:tab/>4</text:a></text:p>
          <text:p text:style-name="P11"><text:a xlink:type="simple" xlink:href="#__RefHeading___Toc925_808520069" text:style-name="Index_20_Link" text:visited-style-name="Index_20_Link">14. Техника наложения кровоостанавливающего жгута предусматривает:<text:tab/>4</text:a></text:p>
          <text:p text:style-name="P11"><text:a xlink:type="simple" xlink:href="#__RefHeading___Toc927_808520069" text:style-name="Index_20_Link" text:visited-style-name="Index_20_Link">15. Время наложения кровоостанавливающего жгута:<text:tab/>4</text:a></text:p>
          <text:p text:style-name="P11"><text:a xlink:type="simple" xlink:href="#__RefHeading___Toc929_808520069" text:style-name="Index_20_Link" text:visited-style-name="Index_20_Link">16. При вынужденном длительном наложении кровоостанавливающий жгут необходимо:<text:tab/>5</text:a></text:p>
          <text:p text:style-name="P11"><text:a xlink:type="simple" xlink:href="#__RefHeading___Toc931_808520069" text:style-name="Index_20_Link" text:visited-style-name="Index_20_Link">17. Куда накладывается кровоостанавливающий жгут на конечность при кровотечении?<text:tab/>5</text:a></text:p>
          <text:p text:style-name="P11"><text:a xlink:type="simple" xlink:href="#__RefHeading___Toc933_808520069" text:style-name="Index_20_Link" text:visited-style-name="Index_20_Link">18. Действия по помощи пострадавшему при попадании инородного тела в дыхательные пути:<text:tab/>5</text:a></text:p>
          <text:p text:style-name="P11"><text:a xlink:type="simple" xlink:href="#__RefHeading___Toc935_808520069" text:style-name="Index_20_Link" text:visited-style-name="Index_20_Link">19. Что надо сделать при возникновении непроходящих в покое острых болей за грудиной (в области сердца)?<text:tab/>5</text:a></text:p>
          <text:p text:style-name="P11"><text:a xlink:type="simple" xlink:href="#__RefHeading___Toc937_808520069" text:style-name="Index_20_Link" text:visited-style-name="Index_20_Link">20. Что в первую очередь может помочь при возникновении непроходящих в покое острых болей за грудиной (в области сердца)?<text:tab/>5</text:a></text:p>
          <text:p text:style-name="P11"><text:a xlink:type="simple" xlink:href="#__RefHeading___Toc939_808520069" text:style-name="Index_20_Link" text:visited-style-name="Index_20_Link">21. Реакция зрачка пострадавшего на свет свидетельствует:<text:tab/>5</text:a></text:p>
          <text:p text:style-name="P11"><text:a xlink:type="simple" xlink:href="#__RefHeading___Toc941_808520069" text:style-name="Index_20_Link" text:visited-style-name="Index_20_Link">22. В каком порядке проводятся мероприятия первой помощи при ранении?<text:tab/>5</text:a></text:p>
          <text:p text:style-name="P11"><text:a xlink:type="simple" xlink:href="#__RefHeading___Toc943_808520069" text:style-name="Index_20_Link" text:visited-style-name="Index_20_Link">23. Какие действия проводятся при проникающем ранении грудной клетки (с выходом воздуха в плевральную полость)?<text:tab/>6</text:a></text:p>
          <text:p text:style-name="P11"><text:a xlink:type="simple" xlink:href="#__RefHeading___Toc945_808520069" text:style-name="Index_20_Link" text:visited-style-name="Index_20_Link">24. Какие правила оказания первой помощи соблюдаются при проникающем ранении в брюшную полость?<text:tab/>6</text:a></text:p>
          <text:p text:style-name="P11"><text:a xlink:type="simple" xlink:href="#__RefHeading___Toc947_808520069" text:style-name="Index_20_Link" text:visited-style-name="Index_20_Link">25. Что надо делать при нахождении ножа или другого ранящего предмета в ране?<text:tab/>6</text:a></text:p>
          <text:p text:style-name="P11"><text:a xlink:type="simple" xlink:href="#__RefHeading___Toc949_808520069" text:style-name="Index_20_Link" text:visited-style-name="Index_20_Link">26. К ушибленному месту необходимо приложить:<text:tab/>6</text:a></text:p>
          <text:p text:style-name="P11"><text:a xlink:type="simple" xlink:href="#__RefHeading___Toc951_808520069" text:style-name="Index_20_Link" text:visited-style-name="Index_20_Link">27. Что необходимо сделать при ожоговой ране?<text:tab/>6</text:a></text:p>
          <text:p text:style-name="P11"><text:a xlink:type="simple" xlink:href="#__RefHeading___Toc953_808520069" text:style-name="Index_20_Link" text:visited-style-name="Index_20_Link">28. При попадании слезоточивых и раздражающих веществ на кожу следует:<text:tab/>6</text:a></text:p>
          <text:p text:style-name="P11"><text:a xlink:type="simple" xlink:href="#__RefHeading___Toc955_808520069" text:style-name="Index_20_Link" text:visited-style-name="Index_20_Link">29. При попадании слезоточивых и раздражающих веществ в глаза необходимо:<text:tab/>6</text:a></text:p>
          <text:p text:style-name="P11"><text:a xlink:type="simple" xlink:href="#__RefHeading___Toc957_808520069" text:style-name="Index_20_Link" text:visited-style-name="Index_20_Link">30. При повреждении костей предплечья или голени шину накладывают:<text:tab/>7</text:a></text:p>
          <text:p text:style-name="P11"><text:a xlink:type="simple" xlink:href="#__RefHeading___Toc959_808520069" text:style-name="Index_20_Link" text:visited-style-name="Index_20_Link">31. При повреждении костей плеча или бедра шину накладывают:<text:tab/>7</text:a></text:p>
          <text:p text:style-name="P11"><text:a xlink:type="simple" xlink:href="#__RefHeading___Toc961_808520069" text:style-name="Index_20_Link" text:visited-style-name="Index_20_Link">32. Порядок оказания первой помощи при открытых переломах.<text:tab/>7</text:a></text:p>
          <text:p text:style-name="P11"><text:a xlink:type="simple" xlink:href="#__RefHeading___Toc963_808520069" text:style-name="Index_20_Link" text:visited-style-name="Index_20_Link">33. При каких действиях достигается наибольшая эффективность оказания помощи при </text:a><text:soft-page-break/><text:a xlink:type="simple" xlink:href="#__RefHeading___Toc963_808520069" text:style-name="Index_20_Link" text:visited-style-name="Index_20_Link">выведении пострадавшего из обморока?<text:tab/>7</text:a></text:p>
          <text:p text:style-name="P11"><text:a xlink:type="simple" xlink:href="#__RefHeading___Toc965_808520069" text:style-name="Index_20_Link" text:visited-style-name="Index_20_Link">34. Как проверяется пульс при бессознательном состоянии пострадавшего и при травмах?<text:tab/>7</text:a></text:p>
          <text:p text:style-name="P11"><text:a xlink:type="simple" xlink:href="#__RefHeading___Toc967_808520069" text:style-name="Index_20_Link" text:visited-style-name="Index_20_Link">35. Что надо сделать для определения наличия дыхания при бессознательном состоянии пострадавшего?<text:tab/>7</text:a></text:p>
          <text:p text:style-name="P11"><text:a xlink:type="simple" xlink:href="#__RefHeading___Toc969_808520069" text:style-name="Index_20_Link" text:visited-style-name="Index_20_Link">36. Действия по оказанию первой помощи при обморожении:<text:tab/>7</text:a></text:p>
          <text:p text:style-name="P11"><text:a xlink:type="simple" xlink:href="#__RefHeading___Toc971_808520069" text:style-name="Index_20_Link" text:visited-style-name="Index_20_Link">37. Действия по оказанию первой помощи при термических ожогах:<text:tab/>7</text:a></text:p>
          <text:p text:style-name="P11"><text:a xlink:type="simple" xlink:href="#__RefHeading___Toc973_808520069" text:style-name="Index_20_Link" text:visited-style-name="Index_20_Link">38. Действия по оказанию первой помощи при химических ожогах:<text:tab/>8</text:a></text:p>
          <text:p text:style-name="P11"><text:a xlink:type="simple" xlink:href="#__RefHeading___Toc975_808520069" text:style-name="Index_20_Link" text:visited-style-name="Index_20_Link">39. Действия по оказанию первой помощи при пищевом отравлении:<text:tab/>8</text:a></text:p>
          <text:p text:style-name="P11"><text:a xlink:type="simple" xlink:href="#__RefHeading___Toc977_808520069" text:style-name="Index_20_Link" text:visited-style-name="Index_20_Link">40. Для эффективного промывания желудка взрослого человека при химических отравлениях необходимо:<text:tab/>8</text:a></text:p>
          <text:p text:style-name="P11"><text:a xlink:type="simple" xlink:href="#__RefHeading___Toc979_808520069" text:style-name="Index_20_Link" text:visited-style-name="Index_20_Link">41. Промывание желудка при отравлении в порядке первой помощи (немедицинским персоналом и без желудочного зонда) запрещено:<text:tab/>8</text:a></text:p>
          <text:p text:style-name="P11"><text:a xlink:type="simple" xlink:href="#__RefHeading___Toc981_808520069" text:style-name="Index_20_Link" text:visited-style-name="Index_20_Link">42. В каком объеме проводятся мероприятия при прекращении сердечной деятельности и дыхания у пострадавшего?<text:tab/>8</text:a></text:p>
          <text:p text:style-name="P11"><text:a xlink:type="simple" xlink:href="#__RefHeading___Toc983_808520069" text:style-name="Index_20_Link" text:visited-style-name="Index_20_Link">43. Положение пострадавшего при проведении сердечно-легочной реанимации:<text:tab/>8</text:a></text:p>
          <text:p text:style-name="P11"><text:a xlink:type="simple" xlink:href="#__RefHeading___Toc985_808520069" text:style-name="Index_20_Link" text:visited-style-name="Index_20_Link">44. При проведении ИВЛ (искусственной вентиляции легких) методом «рот в рот» необходимо:<text:tab/>9</text:a></text:p>
          <text:p text:style-name="P11"><text:a xlink:type="simple" xlink:href="#__RefHeading___Toc987_808520069" text:style-name="Index_20_Link" text:visited-style-name="Index_20_Link">45. При проведении ИВЛ (искусственной вентиляции легких) методом «рот в нос» необходимо:<text:tab/>9</text:a></text:p>
          <text:p text:style-name="P11"><text:a xlink:type="simple" xlink:href="#__RefHeading___Toc989_808520069" text:style-name="Index_20_Link" text:visited-style-name="Index_20_Link">46. Особенности проведения ИВЛ (искусственной вентиляции легких) детям:<text:tab/>9</text:a></text:p>
          <text:p text:style-name="P11"><text:a xlink:type="simple" xlink:href="#__RefHeading___Toc991_808520069" text:style-name="Index_20_Link" text:visited-style-name="Index_20_Link">47. Частота вдуваний воздуха в минуту при проведении ИВЛ (искусственной вентиляции легких) составляет:<text:tab/>9</text:a></text:p>
          <text:p text:style-name="P11"><text:a xlink:type="simple" xlink:href="#__RefHeading___Toc993_808520069" text:style-name="Index_20_Link" text:visited-style-name="Index_20_Link">48. Ритм сердечно-легочной реанимации, выполняемой при оказании первой помощи:<text:tab/>9</text:a></text:p>
          <text:p text:style-name="P11"><text:a xlink:type="simple" xlink:href="#__RefHeading___Toc995_808520069" text:style-name="Index_20_Link" text:visited-style-name="Index_20_Link">49. Помогая пострадавшему, работник юридического лица с особыми уставными задачами оказывает ему:<text:tab/>9</text:a></text:p>
          <text:p text:style-name="P11"><text:a xlink:type="simple" xlink:href="#__RefHeading___Toc997_808520069" text:style-name="Index_20_Link" text:visited-style-name="Index_20_Link">50. После оказания первой помощи при ранении следует обратиться в медицинское учреждение для профилактики столбняка:<text:tab/>9</text:a></text:p>
        </text:index-body>
      </text:table-of-content>
      <text:p text:style-name="Preformatted_20_Text"/>
      <text:h text:style-name="Heading_20_3" text:outline-level="3"><text:bookmark-start text:name="__RefHeading___Toc899_808520069"/><text:span text:style-name="T1">1. </text:span>Каково содержание информации, сообщаемой при вызове скорой медицинской помощи?<text:bookmark-end text:name="__RefHeading___Toc899_808520069"/></text:h>
      <text:p text:style-name="Preformatted_20_Text">1. Сообщить, кто вызывает, телефон вызывающего, что случилось, кто</text:p>
      <text:p text:style-name="Preformatted_20_Text">пострадал/заболел (пол, возраст), адрес с указанием подъездного пути, дома, подъезда,этажа, кода на входной двери.</text:p>
      <text:p text:style-name="Preformatted_20_Text">2. Сообщить, что случилось, кто вызывает, телефон вызывающего, кто</text:p>
      <text:p text:style-name="Preformatted_20_Text">пострадал/заболел (пол, возраст), адрес с указанием подъездного пути, дома, подъезда,этажа, кода на входной двери.</text:p>
      <text:p text:style-name="P1">3. Сообщить, что случилось, кто пострадал/заболел (пол, возраст), адрес с</text:p>
      <text:p text:style-name="P1">указанием подъездных путей, дома, подъезда, этажа, кода на входной двери, кто</text:p>
      <text:p text:style-name="P1">вызывает, телефон вызывающего.</text:p>
      <text:p text:style-name="P2">3</text:p>
      <text:h text:style-name="Heading_20_3" text:outline-level="3"><text:bookmark-start text:name="__RefHeading___Toc901_808520069"/><text:span text:style-name="T1">2. </text:span>Каков порядок действий при встрече медицинских работников,прибывающих по вызову?<text:bookmark-end text:name="__RefHeading___Toc901_808520069"/></text:h>
      <text:p text:style-name="Preformatted_20_Text">1. Ожидать встречи «Скорой помощи» на месте происшествия, объясняя по</text:p>
      <text:p text:style-name="Preformatted_20_Text">телефону диспетчеру «03», как поехать к месту происшествия.</text:p>
      <text:p text:style-name="Preformatted_20_Text">2. Направить кого-нибудь встречать «Скорую помощь», самому ожидать у места</text:p>
      <text:p text:style-name="Preformatted_20_Text">происшествия и оказывать первую помощь.</text:p>
      <text:p text:style-name="P1">3. Направить кого-нибудь встречать «Скорую помощь», при сложном маршруте</text:p>
      <text:p text:style-name="P1">обозначить его дополнительными опознавательными знаками, самому ожидать у места</text:p>
      <text:p text:style-name="P1">происшествия и оказывать первую помощь.</text:p>
      <text:p text:style-name="P2">3</text:p>
      <text:h text:style-name="Heading_20_3" text:outline-level="3"><text:bookmark-start text:name="__RefHeading___Toc903_808520069"/><text:soft-page-break/><text:span text:style-name="T1">3. </text:span>Входят ли в состав аптечки первой помощи медицинские препараты?<text:bookmark-end text:name="__RefHeading___Toc903_808520069"/></text:h>
      <text:p text:style-name="Preformatted_20_Text">1. Входят медицинские препараты, отпускаемые в аптеках без рецепта (йод,</text:p>
      <text:p text:style-name="Preformatted_20_Text">нашатырный спирт, валидол, нитроглицерин и т.п.).</text:p>
      <text:p text:style-name="P1">2. Не входят.</text:p>
      <text:p text:style-name="Preformatted_20_Text">3. Входят медицинские препараты, отпускаемые в аптеках без рецепта (йод,</text:p>
      <text:p text:style-name="Preformatted_20_Text">нашатырный спирт, валидол, нитроглицерин и т.п.), а также препараты для проведения комплексной противошоковой терапии (кордиамин, дексаметазон, кеторолака трометамин или баралгин и т.п.).</text:p>
      <text:p text:style-name="P2">2</text:p>
      <text:h text:style-name="Heading_20_3" text:outline-level="3"><text:bookmark-start text:name="__RefHeading___Toc905_808520069"/><text:span text:style-name="T1">4. </text:span>Какие из мероприятий по оценке обстановки и обеспечению безопасных условий для оказания первой помощи совершаются в порядке осмотра места происшествия?<text:bookmark-end text:name="__RefHeading___Toc905_808520069"/></text:h>
      <text:p text:style-name="P1">1. Определение угрожающих факторов для собственной жизни и здоровья; определение угрожающих факторов для жизни и здоровья пострадавшего;</text:p>
      <text:p text:style-name="P1">оценка количества пострадавших.</text:p>
      <text:p text:style-name="Preformatted_20_Text">2. Устранение угрожающих факторов для жизни и здоровья; прекращение действия</text:p>
      <text:p text:style-name="Preformatted_20_Text">повреждающих факторов на пострадавшего.</text:p>
      <text:p text:style-name="Preformatted_20_Text">3. Придание правильного транспортного положения и организация транспортировки пострадавшего.</text:p>
      <text:p text:style-name="P2">1</text:p>
      <text:h text:style-name="Heading_20_3" text:outline-level="3"><text:bookmark-start text:name="__RefHeading___Toc907_808520069"/><text:span text:style-name="T1">5. </text:span>Первым действием (первым этапом) при оказании первой помощи является:<text:bookmark-end text:name="__RefHeading___Toc907_808520069"/></text:h>
      <text:p text:style-name="Preformatted_20_Text">1. Предотвращение возможных осложнений.</text:p>
      <text:p text:style-name="P14">2. Прекращение воздействия травмирующего фактора.</text:p>
      <text:p text:style-name="P7">3. Правильная транспортировка пострадавшего.</text:p>
      <text:p text:style-name="P2">2</text:p>
      <text:h text:style-name="Heading_20_3" text:outline-level="3"><text:bookmark-start text:name="__RefHeading___Toc909_808520069"/><text:span text:style-name="T2">6. </text:span>Вторым действием (вторым этапом) при оказании первой помощи является:<text:bookmark-end text:name="__RefHeading___Toc909_808520069"/></text:h>
      <text:p text:style-name="P1">1. Устранение состояния, угрожающего жизни и здоровью пострадавшего.</text:p>
      <text:p text:style-name="Preformatted_20_Text">2. Правильная транспортировка пострадавшего.</text:p>
      <text:p text:style-name="Preformatted_20_Text">3. Предотвращение возможных осложнений.</text:p>
      <text:p text:style-name="P2">1</text:p>
      <text:h text:style-name="Heading_20_3" text:outline-level="3"><text:bookmark-start text:name="__RefHeading___Toc911_808520069"/><text:span text:style-name="T2">7. </text:span>Третьим действием (третьим этапом) при оказании первой помощи является:<text:bookmark-end text:name="__RefHeading___Toc911_808520069"/></text:h>
      <text:p text:style-name="Preformatted_20_Text">1. Прекращение воздействия травмирующего фактора.</text:p>
      <text:p text:style-name="Preformatted_20_Text">2. Предотвращение возможных осложнений.</text:p>
      <text:p text:style-name="P1">3. Правильная транспортировка пострадавшего.</text:p>
      <text:p text:style-name="P2">3</text:p>
      <text:h text:style-name="Heading_20_3" text:outline-level="3"><text:bookmark-start text:name="__RefHeading___Toc923_808520069"/><text:span text:style-name="T4">8. </text:span>Если пострадавший находится без сознания, в какое положение до прибытия скорой помощи он должен быть переведен?<text:bookmark-end text:name="__RefHeading___Toc923_808520069"/></text:h>
      <text:p text:style-name="Preformatted_20_Text">1. В положении на спине.</text:p>
      <text:p text:style-name="P1">2. В устойчивое боковое положение.</text:p>
      <text:p text:style-name="Preformatted_20_Text">3. В положении полусидя.</text:p>
      <text:p text:style-name="P2">2</text:p>
      <text:h text:style-name="Heading_20_3" text:outline-level="3"><text:bookmark-start text:name="__RefHeading___Toc913_808520069"/><text:span text:style-name="T4">9</text:span><text:span text:style-name="T2">. </text:span>Если пострадавший находится в сознании и задыхается, или у него имеется ранение грудной клетки, в какое положение до прибытия скорой помощи он должен быть переведен?<text:bookmark-end text:name="__RefHeading___Toc913_808520069"/></text:h>
      <text:p text:style-name="Preformatted_20_Text">1. В положении на спине.</text:p>
      <text:p text:style-name="Preformatted_20_Text"><text:soft-page-break/>2. В устойчивое боковое положение.</text:p>
      <text:p text:style-name="P1">3. В положении полусидя.</text:p>
      <text:p text:style-name="P2">3</text:p>
      <text:h text:style-name="Heading_20_3" text:outline-level="3"><text:bookmark-start text:name="__RefHeading___Toc915_808520069"/><text:span text:style-name="T4">10</text:span><text:span text:style-name="T2">. </text:span>Правильная транспортировка пострадавшего, находящегося без сознания (за исключением случаев, когда в связи с подозрением на травму позвоночника менять положение тела не рекомендуется) производится:<text:bookmark-end text:name="__RefHeading___Toc915_808520069"/></text:h>
      <text:p text:style-name="Preformatted_20_Text">1. В положении на спине.</text:p>
      <text:p text:style-name="P1">2. В положении на боку.</text:p>
      <text:p text:style-name="Preformatted_20_Text">3. В положении с приподнятыми нижними конечностями.</text:p>
      <text:p text:style-name="P2">2</text:p>
      <text:h text:style-name="Heading_20_3" text:outline-level="3"><text:bookmark-start text:name="__RefHeading___Toc917_808520069"/><text:span text:style-name="T2">1</text:span><text:span text:style-name="T4">1</text:span><text:span text:style-name="T2">. </text:span>Что надо делать в случае, если у пострадавшего развился приступ эпилепсии (судорожный приступ)?<text:bookmark-end text:name="__RefHeading___Toc917_808520069"/></text:h>
      <text:p text:style-name="Preformatted_20_Text">1. Удерживать пострадавшего за руки и ноги, для предотвращения укуса языка и</text:p>
      <text:p text:style-name="Preformatted_20_Text">его западения ввести в рот ложку, по окончанию приступа перевести в устойчивое</text:p>
      <text:p text:style-name="Preformatted_20_Text">боковое положение.</text:p>
      <text:p text:style-name="Preformatted_20_Text">2. Придерживать пострадавшего за голову,не давая ее разбить,</text:p>
      <text:p text:style-name="Preformatted_20_Text">по окончанию приступа очистить рот, перевести в устойчивое боковое положение.</text:p>
      <text:p text:style-name="P1">3. Придерживать пострадавшего за голову, для предотвращения укуса языка и его</text:p>
      <text:p text:style-name="P1">западения ввести в рот ложку, по окончанию приступа перевести в устойчивое боковое положение.</text:p>
      <text:p text:style-name="P2">3</text:p>
      <text:h text:style-name="Heading_20_3" text:outline-level="3"><text:bookmark-start text:name="__RefHeading___Toc919_808520069"/><text:span text:style-name="T2">1</text:span><text:span text:style-name="T4">2</text:span><text:span text:style-name="T2">. </text:span>Способы временной остановки кровотечения:<text:bookmark-end text:name="__RefHeading___Toc919_808520069"/></text:h>
      <text:p text:style-name="Preformatted_20_Text">1. Частичное сгибание конечности, наложение пластыря, наложение давящей</text:p>
      <text:p text:style-name="P7">повязки.</text:p>
      <text:p text:style-name="P14">2. Пальцевое прижатие, максимальное сгибание конечности, наложение жгута</text:p>
      <text:p text:style-name="P1">(закрутки), наложение давящей повязки.</text:p>
      <text:p text:style-name="Preformatted_20_Text">3. Придание возвышенного положения конечности, наложение асептической</text:p>
      <text:p text:style-name="Preformatted_20_Text">повязки.</text:p>
      <text:p text:style-name="P2">2</text:p>
      <text:h text:style-name="Heading_20_3" text:outline-level="3"><text:bookmark-start text:name="__RefHeading___Toc921_808520069"/><text:span text:style-name="T3">1</text:span><text:span text:style-name="T4">3</text:span><text:span text:style-name="T3">. </text:span>Какова правильная последовательность действий при остановке артериального кровотечения?<text:bookmark-end text:name="__RefHeading___Toc921_808520069"/></text:h>
      <text:p text:style-name="Preformatted_20_Text">1. Накладывается жгут (скрутка, ремень), накладывается чистая повязка,</text:p>
      <text:p text:style-name="Preformatted_20_Text">указывается время наложения жгута.</text:p>
      <text:p text:style-name="P1">2. Проводится пальцевая остановка кровотечения, накладывается жгут (скрутка,</text:p>
      <text:p text:style-name="P1">ремень), накладывается чистая повязка, указывается время наложения жгута.</text:p>
      <text:p text:style-name="Preformatted_20_Text">3. Проводится пальцевая остановка кровотечения, накладывается чистая повязка,</text:p>
      <text:p text:style-name="Preformatted_20_Text">накладывается жгут (скрутка, ремень), указывается время наложения жгута.</text:p>
      <text:p text:style-name="P2">2</text:p>
      <text:h text:style-name="Heading_20_3" text:outline-level="3"><text:bookmark-start text:name="__RefHeading___Toc925_808520069"/><text:span text:style-name="T5">14. </text:span>Техника наложения кровоостанавливающего жгута предусматривает:<text:bookmark-end text:name="__RefHeading___Toc925_808520069"/></text:h>
      <text:p text:style-name="Preformatted_20_Text">1. Наложение жгута на одежду ниже места кровотечения (с указанием времени</text:p>
      <text:p text:style-name="Preformatted_20_Text">наложения в записке).</text:p>
      <text:p text:style-name="P1">2. Наложение жгута на одежду выше места кровотечения (с указанием времени</text:p>
      <text:p text:style-name="P1">наложения в записке).</text:p>
      <text:p text:style-name="Preformatted_20_Text">3. Наложение жгута под одежду выше места кровотечения.</text:p>
      <text:p text:style-name="P2">2</text:p>
      <text:h text:style-name="Heading_20_3" text:outline-level="3"><text:bookmark-start text:name="__RefHeading___Toc927_808520069"/><text:span text:style-name="T5">15. </text:span>Время наложения кровоостанавливающего жгута:<text:bookmark-end text:name="__RefHeading___Toc927_808520069"/></text:h>
      <text:p text:style-name="P1">1. Летом – не более чем на 1 час, зимой – не более чем на 30 минут.</text:p>
      <text:p text:style-name="Preformatted_20_Text">2. Летом – не более чем на 30 минут, зимой – не более чем на 1 час.</text:p>
      <text:p text:style-name="Preformatted_20_Text">3. Не более чем на 30 минут, независимо от окружающей температуры.</text:p>
      <text:p text:style-name="P2">1</text:p>
      <text:h text:style-name="Heading_20_3" text:outline-level="3"><text:bookmark-start text:name="__RefHeading___Toc929_808520069"/><text:soft-page-break/><text:span text:style-name="T5">16. </text:span>При вынужденном длительном наложении кровоостанавливающий жгут необходимо:<text:bookmark-end text:name="__RefHeading___Toc929_808520069"/></text:h>
      <text:p text:style-name="P1">1. Периодически ослаблять, применяя на это время пальцевое прижатие, затем</text:p>
      <text:p text:style-name="P1">переносить выше прежнего места наложения.</text:p>
      <text:p text:style-name="Preformatted_20_Text">2. Периодически ослаблять, и затем переносить ниже прежнего места наложения.</text:p>
      <text:p text:style-name="Preformatted_20_Text">3. Периодически ослаблять, применяя на это время пальцевое прижатие, затем</text:p>
      <text:p text:style-name="Preformatted_20_Text">накладывать на прежнее место.</text:p>
      <text:p text:style-name="P2">1</text:p>
      <text:h text:style-name="Heading_20_3" text:outline-level="3"><text:bookmark-start text:name="__RefHeading___Toc931_808520069"/><text:span text:style-name="T5">17. </text:span>Куда накладывается кровоостанавливающий жгут на конечность при кровотечении?<text:bookmark-end text:name="__RefHeading___Toc931_808520069"/></text:h>
      <text:p text:style-name="Preformatted_20_Text">1. Ниже раны на 4-6 см.</text:p>
      <text:p text:style-name="P1">2. Выше раны на 4-6 см.</text:p>
      <text:p text:style-name="Preformatted_20_Text">3. Непосредственно на рану.</text:p>
      <text:p text:style-name="P2">2</text:p>
      <text:h text:style-name="Heading_20_3" text:outline-level="3"><text:bookmark-start text:name="__RefHeading___Toc933_808520069"/><text:span text:style-name="T5">18. </text:span>Действия по помощи пострадавшему при попадании инородного тела в дыхательные пути:<text:bookmark-end text:name="__RefHeading___Toc933_808520069"/></text:h>
      <text:p text:style-name="Preformatted_20_Text">1. Положить пострадавшего на бок и вызвать интенсивную рвоту.</text:p>
      <text:p text:style-name="Preformatted_20_Text">2. Нанести пострадавшему, стоящему прямо, несколько интенсивных ударов</text:p>
      <text:p text:style-name="Preformatted_20_Text">ладонью между лопаток.</text:p>
      <text:p text:style-name="P1">3. Нагнуть туловище пострадавшего вперед, нанести несколько интенсивных</text:p>
      <text:p text:style-name="P1">ударов ладонью между лопаток, при отсутствии эффекта – провести прием «Геймлиха».</text:p>
      <text:p text:style-name="P3">3</text:p>
      <text:h text:style-name="Heading_20_3" text:outline-level="3"><text:bookmark-start text:name="__RefHeading___Toc935_808520069"/><text:span text:style-name="T5">19. </text:span>Что надо сделать при возникновении непроходящих в покое острых болей за грудиной (в области сердца)?<text:bookmark-end text:name="__RefHeading___Toc935_808520069"/></text:h>
      <text:p text:style-name="P1">1. Немедленно вызвать «Скорую помощь», обеспечить пострадавшему полный</text:p>
      <text:p text:style-name="P1">покой в полусидячем положении, обеспечить приток воздуха.</text:p>
      <text:p text:style-name="Preformatted_20_Text">2. Положить пострадавшего на спину, укутать одеялом, вызвать «Скорую</text:p>
      <text:p text:style-name="Preformatted_20_Text">помощь».</text:p>
      <text:p text:style-name="Preformatted_20_Text">3. Посадить пострадавшего, обеспечить приток свежего воздуха, положить на</text:p>
      <text:p text:style-name="Preformatted_20_Text">грудь холод, вызвать «Скорую помощь».</text:p>
      <text:p text:style-name="P2">1</text:p>
      <text:h text:style-name="Heading_20_3" text:outline-level="3"><text:bookmark-start text:name="__RefHeading___Toc937_808520069"/><text:span text:style-name="T5">20. </text:span>Что в первую очередь может помочь при возникновении непроходящих в покое острых болей за грудиной (в области сердца)?<text:bookmark-end text:name="__RefHeading___Toc937_808520069"/></text:h>
      <text:p text:style-name="Preformatted_20_Text">1. Измерение давления и частоты пульса.</text:p>
      <text:p text:style-name="Preformatted_20_Text">2. Обеспечение физической нагрузки.</text:p>
      <text:p text:style-name="P1">3. Прием нитроглицерина под язык (только если пострадавший знает</text:p>
      <text:p text:style-name="P1">о своей болезни и имеет его при себе).</text:p>
      <text:p text:style-name="P5">3</text:p>
      <text:h text:style-name="Heading_20_3" text:outline-level="3"><text:bookmark-start text:name="__RefHeading___Toc939_808520069"/><text:span text:style-name="T5">21. </text:span>Реакция зрачка пострадавшего на свет свидетельствует:<text:bookmark-end text:name="__RefHeading___Toc939_808520069"/></text:h>
      <text:p text:style-name="P1">1. О наличии сознания.</text:p>
      <text:p text:style-name="Preformatted_20_Text">2. Об отсутствии сознания.</text:p>
      <text:p text:style-name="Preformatted_20_Text">3. О состоянии биологической смерти.</text:p>
      <text:p text:style-name="P1">1</text:p>
      <text:h text:style-name="Heading_20_3" text:outline-level="3"><text:bookmark-start text:name="__RefHeading___Toc941_808520069"/><text:span text:style-name="T5">22. </text:span>В каком порядке проводятся мероприятия первой помощи при ранении?<text:bookmark-end text:name="__RefHeading___Toc941_808520069"/></text:h>
      <text:p text:style-name="P1">1. Остановка кровотечения, обеззараживание раны, наложение повязки.</text:p>
      <text:p text:style-name="Preformatted_20_Text">2. Обеззараживание раны, наложение повязки, остановка кровотечения.</text:p>
      <text:p text:style-name="Preformatted_20_Text">3. Остановка кровотечения, наложение повязки.</text:p>
      <text:p text:style-name="P2"><text:soft-page-break/>1</text:p>
      <text:h text:style-name="Heading_20_3" text:outline-level="3"><text:bookmark-start text:name="__RefHeading___Toc943_808520069"/><text:span text:style-name="T5">23. </text:span>Какие действия проводятся при проникающем ранении грудной клетки (с выходом воздуха в плевральную полость)?<text:bookmark-end text:name="__RefHeading___Toc943_808520069"/></text:h>
      <text:p text:style-name="P1">1. Придание возвышенного положения, первоначальное закрытие раны ладонью,</text:p>
      <text:p text:style-name="P1">затем закрытие раны повязкой,не пропускающей воздух - с использованием индивидуального перевязочного пакета, иного полиэтиленового пакета и т. п.</text:p>
      <text:p text:style-name="P1">2. Придание возвышенного положения, первоначальное закрытие раны ладонью,</text:p>
      <text:p text:style-name="Preformatted_20_Text">закрытие раны повязкой, обеспечивающей фиксацию грудной клетки пострадавшего.</text:p>
      <text:p text:style-name="Preformatted_20_Text">3. Придание пострадавшему положения «на спине» первоначальное закрытие раны</text:p>
      <text:p text:style-name="Preformatted_20_Text">ладонью, затем закрытие раны повязкой, не пропускающей воздух - с использованием</text:p>
      <text:p text:style-name="Preformatted_20_Text">индивидуального перевязочного пакета, иного полиэтиленового пакета и т.п.</text:p>
      <text:p text:style-name="P2">1</text:p>
      <text:h text:style-name="Heading_20_3" text:outline-level="3"><text:bookmark-start text:name="__RefHeading___Toc945_808520069"/><text:span text:style-name="T6">24. </text:span>Какие правила оказания первой помощи соблюдаются при проникающем ранении в брюшную полость?<text:bookmark-end text:name="__RefHeading___Toc945_808520069"/></text:h>
      <text:p text:style-name="Preformatted_20_Text">1. Не давать пострадавшему жидкость, извлечь инородное тело, накрыть рану</text:p>
      <text:p text:style-name="Preformatted_20_Text">стерильной салфеткой.</text:p>
      <text:p text:style-name="Preformatted_20_Text">2. Приподнять голову, дать сладкое теплое питье, накрыть стерильной салфеткой и</text:p>
      <text:p text:style-name="Preformatted_20_Text">положить холод на рану.</text:p>
      <text:p text:style-name="P1">3. Не давать пострадавшему жидкость, не извлекать инородное тело, накрыть рану</text:p>
      <text:p text:style-name="P1">стерильной салфеткой.</text:p>
      <text:p text:style-name="P3">3</text:p>
      <text:h text:style-name="Heading_20_3" text:outline-level="3"><text:bookmark-start text:name="__RefHeading___Toc947_808520069"/><text:span text:style-name="T6">25. </text:span>Что надо делать при нахождении ножа или другого ранящего предмета в ране?<text:bookmark-end text:name="__RefHeading___Toc947_808520069"/></text:h>
      <text:p text:style-name="Preformatted_20_Text">1. Вытащить нож и быстро, без обработки раны антисептиком, наложить повязку.</text:p>
      <text:p text:style-name="Preformatted_20_Text">2. Применить пальцевое прижатие, наложить жгут выше места ранения, вытащить</text:p>
      <text:p text:style-name="Preformatted_20_Text">ранящий предмет, наложить повязку.</text:p>
      <text:p text:style-name="P1">3. Оставить ранящий предмет в ране, зафиксировать предмет в ране, наложив</text:p>
      <text:p text:style-name="P1">вокруг него повязку.</text:p>
      <text:p text:style-name="P2">3</text:p>
      <text:h text:style-name="Heading_20_3" text:outline-level="3"><text:bookmark-start text:name="__RefHeading___Toc949_808520069"/><text:span text:style-name="T6">26. </text:span>К ушибленному месту необходимо приложить:<text:bookmark-end text:name="__RefHeading___Toc949_808520069"/></text:h>
      <text:p text:style-name="Preformatted_20_Text">1. Грелку.</text:p>
      <text:p text:style-name="P1">2. Холод.</text:p>
      <text:p text:style-name="Preformatted_20_Text">3. Спиртовой компресс.</text:p>
      <text:p text:style-name="P2">2</text:p>
      <text:h text:style-name="Heading_20_3" text:outline-level="3"><text:bookmark-start text:name="__RefHeading___Toc951_808520069"/><text:span text:style-name="T6">27. </text:span>Что необходимо сделать при ожоговой ране?<text:bookmark-end text:name="__RefHeading___Toc951_808520069"/></text:h>
      <text:p text:style-name="Preformatted_20_Text">1. Очистить рану и промыть ее холодной водой.</text:p>
      <text:p text:style-name="P1">2. Наложить чистую увлажненную повязку.</text:p>
      <text:p text:style-name="Preformatted_20_Text">3. Смазать рану маслом, наложить повязку.</text:p>
      <text:p text:style-name="P2">2</text:p>
      <text:h text:style-name="Heading_20_3" text:outline-level="3"><text:bookmark-start text:name="__RefHeading___Toc953_808520069"/><text:span text:style-name="T6">28. </text:span>При попадании слезоточивых и раздражающих веществ на кожу следует:<text:bookmark-end text:name="__RefHeading___Toc953_808520069"/></text:h>
      <text:p text:style-name="P1">1. Протереть последовательно тремя тампонами - с 40% раствором этилового</text:p>
      <text:p text:style-name="P1">спирта, с 3% раствором бикарбоната натрия (соды), с мыльным раствором.</text:p>
      <text:p text:style-name="Preformatted_20_Text">2. Промыть кожу холодной водой.</text:p>
      <text:p text:style-name="Preformatted_20_Text">3. Промокнуть сухой ветошью.</text:p>
      <text:p text:style-name="P2">1</text:p>
      <text:h text:style-name="Heading_20_3" text:outline-level="3"><text:bookmark-start text:name="__RefHeading___Toc955_808520069"/><text:span text:style-name="T6">29. </text:span>При попадании слезоточивых и раздражающих веществ в глаза необходимо:<text:bookmark-end text:name="__RefHeading___Toc955_808520069"/></text:h>
      <text:p text:style-name="Preformatted_20_Text">1. Протереть глаза масляным тампоном.</text:p>
      <text:p text:style-name="Preformatted_20_Text">2. Протереть глаза сухой ветошью.</text:p>
      <text:p text:style-name="P1">3. Промыть глаза обильной струей теплой воды, затем 2% раствором бикарбоната</text:p>
      <text:p text:style-name="P1"><text:soft-page-break/>натрия (соды).</text:p>
      <text:p text:style-name="P2">3</text:p>
      <text:h text:style-name="Heading_20_3" text:outline-level="3"><text:bookmark-start text:name="__RefHeading___Toc957_808520069"/><text:span text:style-name="T6">30. </text:span>При повреждении костей предплечья или голени шину накладывают:<text:bookmark-end text:name="__RefHeading___Toc957_808520069"/></text:h>
      <text:p text:style-name="Preformatted_20_Text">1. С захватом верхнего (по отношению к месту перелома) сустава.</text:p>
      <text:p text:style-name="P1">2. С захватом двух суставов (выше и ниже места перелома).</text:p>
      <text:p text:style-name="Preformatted_20_Text">3. С захватом трех суставов.</text:p>
      <text:p text:style-name="P2">2</text:p>
      <text:h text:style-name="Heading_20_3" text:outline-level="3"><text:bookmark-start text:name="__RefHeading___Toc959_808520069"/><text:span text:style-name="T7">31. </text:span>При повреждении костей плеча или бедра шину накладывают:<text:bookmark-end text:name="__RefHeading___Toc959_808520069"/></text:h>
      <text:p text:style-name="Preformatted_20_Text">1. С захватом верхнего (по отношению к месту перелома) сустава.</text:p>
      <text:p text:style-name="Preformatted_20_Text">2. С захватом двух суставов (выше и ниже места перелома).</text:p>
      <text:p text:style-name="P1">3. С захватом трех суставов (двух ниже и одного выше места перелома).</text:p>
      <text:p text:style-name="P2">3</text:p>
      <text:h text:style-name="Heading_20_3" text:outline-level="3"><text:bookmark-start text:name="__RefHeading___Toc961_808520069"/><text:span text:style-name="T7">32. </text:span>Порядок оказания первой помощи при открытых переломах.<text:bookmark-end text:name="__RefHeading___Toc961_808520069"/></text:h>
      <text:p text:style-name="P1">1. Обезболить (по возможности), наложить повязку, наложить шину.</text:p>
      <text:p text:style-name="Preformatted_20_Text">2. Наложить шину, наложить повязку на рану.</text:p>
      <text:p text:style-name="Preformatted_20_Text">3. Наложить шину и обезболить (по возможности).</text:p>
      <text:p text:style-name="P2">1</text:p>
      <text:h text:style-name="Heading_20_3" text:outline-level="3"><text:bookmark-start text:name="__RefHeading___Toc963_808520069"/><text:span text:style-name="T7">33. </text:span>При каких действиях достигается наибольшая эффективность оказания помощи при выведении пострадавшего из обморока?<text:bookmark-end text:name="__RefHeading___Toc963_808520069"/></text:h>
      <text:p text:style-name="P8">1. При укутывании пострадавшего в одеяло, приведения его в боковое устойчивое</text:p>
      <text:p text:style-name="Preformatted_20_Text">положение.</text:p>
      <text:p text:style-name="P1">2. При поднятии ног пострадавшего выше уровня тела, при скручивающем</text:p>
      <text:p text:style-name="P1">нажатии на середину грудины, при наличии нашатырного спирта - при поднесении к</text:p>
      <text:p text:style-name="P1">носу и смазывании висков ваткой, смоченной нашатырным спиртом.</text:p>
      <text:p text:style-name="Preformatted_20_Text">3. При нажатии на точку в центре носогубного треугольника.</text:p>
      <text:p text:style-name="P1">2</text:p>
      <text:h text:style-name="Heading_20_3" text:outline-level="3"><text:bookmark-start text:name="__RefHeading___Toc965_808520069"/><text:span text:style-name="T7">34. </text:span>Как проверяется пульс при бессознательном состоянии пострадавшего и при травмах?<text:bookmark-end text:name="__RefHeading___Toc965_808520069"/></text:h>
      <text:p text:style-name="Preformatted_20_Text">1. Пульс проверяется на запястье.</text:p>
      <text:p text:style-name="P1">2. Пульс проверяется на сонной артерии.</text:p>
      <text:p text:style-name="Preformatted_20_Text">3. Приложив ухо к груди прослушивается сердцебиение.</text:p>
      <text:p text:style-name="P2">2</text:p>
      <text:h text:style-name="Heading_20_3" text:outline-level="3"><text:bookmark-start text:name="__RefHeading___Toc967_808520069"/><text:span text:style-name="T7">35. </text:span>Что надо сделать для определения наличия дыхания при бессознательном состоянии пострадавшего?<text:bookmark-end text:name="__RefHeading___Toc967_808520069"/></text:h>
      <text:p text:style-name="Preformatted_20_Text">1. Поднести зеркальце или птичье перо к носу пострадавшего.</text:p>
      <text:p text:style-name="P1">2. Поднести к носу пострадавшего внутреннюю сторону своего запястья или щеку.</text:p>
      <text:p text:style-name="Preformatted_20_Text">3. Приложить ухо к груди пострадавшего и прослушать дыхание.</text:p>
      <text:p text:style-name="P2">2</text:p>
      <text:h text:style-name="Heading_20_3" text:outline-level="3"><text:bookmark-start text:name="__RefHeading___Toc969_808520069"/><text:span text:style-name="T7">36. </text:span>Действия по оказанию первой помощи при обморожении:<text:bookmark-end text:name="__RefHeading___Toc969_808520069"/></text:h>
      <text:p text:style-name="Preformatted_20_Text">1. Растереть обмороженную конечность с помощью спиртосодержащих растворов.</text:p>
      <text:p text:style-name="Preformatted_20_Text">2. Растереть обмороженную конечность снегом.</text:p>
      <text:p text:style-name="P1">3. Укутать пострадавшую конечность одеялом, одеждой (сухое тепло)</text:p>
      <text:p text:style-name="P1">и дать теплое питье.</text:p>
      <text:p text:style-name="P2">3</text:p>
      <text:h text:style-name="Heading_20_3" text:outline-level="3"><text:bookmark-start text:name="__RefHeading___Toc971_808520069"/><text:span text:style-name="T7">37. </text:span>Действия по оказанию первой помощи при термических ожогах:<text:bookmark-end text:name="__RefHeading___Toc971_808520069"/></text:h>
      <text:p text:style-name="Preformatted_20_Text">1. Смазать маслом, кремом, промыть водой.</text:p>
      <text:p text:style-name="Preformatted_20_Text">2. Снять обгоревшую одежду, вскрыть пузыри, наложить повязку.</text:p>
      <text:p text:style-name="P1">3. Освободить от одежды обожженную часть тела (за исключением присохших</text:p>
      <text:p text:style-name="P1"><text:soft-page-break/>фрагментов), пузыри не вскрывать, ничем не смазывать, покрыть чистым сухим</text:p>
      <text:p text:style-name="P1">материалом (наложить стерильную повязку).</text:p>
      <text:p text:style-name="P2">3</text:p>
      <text:h text:style-name="Heading_20_3" text:outline-level="3"><text:bookmark-start text:name="__RefHeading___Toc973_808520069"/><text:span text:style-name="T7">38. </text:span>Действия по оказанию первой помощи при химических ожогах:<text:bookmark-end text:name="__RefHeading___Toc973_808520069"/></text:h>
      <text:p text:style-name="P1">1. Обильно промыть струей воды и нейтрализовать (кислоту – слабым раствором</text:p>
      <text:p text:style-name="P1">щелочи, щелочь – слабым раствором кислоты).</text:p>
      <text:p text:style-name="Preformatted_20_Text">2. Промыть водой, просушить.</text:p>
      <text:p text:style-name="Preformatted_20_Text">3. Протереть тампоном, смоченным спиртосодержащей жидкостью.</text:p>
      <text:p text:style-name="P2">1</text:p>
      <text:h text:style-name="Heading_20_3" text:outline-level="3"><text:bookmark-start text:name="__RefHeading___Toc975_808520069"/><text:span text:style-name="T7">39. </text:span>Действия по оказанию первой помощи при пищевом отравлении:<text:bookmark-end text:name="__RefHeading___Toc975_808520069"/></text:h>
      <text:p text:style-name="Preformatted_20_Text">1. Вызвать рвоту нажатием на корень языка.</text:p>
      <text:p text:style-name="P1">2. Дать выпить 5-6 стаканов теплой воды или слабого раствора пищевой соды,</text:p>
      <text:p text:style-name="Preformatted_20_Text">вызвать рвоту, повторить несколько раз.</text:p>
      <text:p text:style-name="Preformatted_20_Text">3. Дать выпить два-три стакана крепкого чая.</text:p>
      <text:p text:style-name="P2">2</text:p>
      <text:h text:style-name="Heading_20_3" text:outline-level="3"><text:bookmark-start text:name="__RefHeading___Toc977_808520069"/><text:span text:style-name="T8">40. </text:span>Для эффективного промывания желудка взрослого человека при химических отравлениях необходимо:<text:bookmark-end text:name="__RefHeading___Toc977_808520069"/></text:h>
      <text:p text:style-name="Preformatted_20_Text">1. Не менее 3-6 литров воды.</text:p>
      <text:p text:style-name="P13">2. Не менее 10-12 литров воды.</text:p>
      <text:p text:style-name="P9">3. Количество воды потребное для появления чистых промывных вод.</text:p>
      <text:p text:style-name="P2">2</text:p>
      <text:h text:style-name="Heading_20_3" text:outline-level="3"><text:bookmark-start text:name="__RefHeading___Toc979_808520069"/><text:span text:style-name="T8">41. </text:span>Промывание желудка при отравлении в порядке первой помощи (немедицинским персоналом и без желудочного зонда) запрещено:<text:bookmark-end text:name="__RefHeading___Toc979_808520069"/></text:h>
      <text:p text:style-name="Preformatted_20_Text">1. При отравлениях у лиц, не имеющих при себе документов, удостоверяющих</text:p>
      <text:p text:style-name="Preformatted_20_Text">личность.</text:p>
      <text:p text:style-name="P1">2. При отравлениях кислотами, щелочами, нефтепродуктами, при судорогах, в</text:p>
      <text:p text:style-name="P1">случае потери сознания пострадавшим.</text:p>
      <text:p text:style-name="Preformatted_20_Text">3. При отравлениях у несовершеннолетних детей.</text:p>
      <text:p text:style-name="P2">2</text:p>
      <text:h text:style-name="Heading_20_3" text:outline-level="3"><text:bookmark-start text:name="__RefHeading___Toc981_808520069"/><text:span text:style-name="T8">42. </text:span>В каком объеме проводятся мероприятия при прекращении сердечной деятельности и дыхания у пострадавшего?<text:bookmark-end text:name="__RefHeading___Toc981_808520069"/></text:h>
      <text:p text:style-name="P1">1. Освобождение дыхательных путей, проведение ИВЛ (искусственной вентиляции</text:p>
      <text:p text:style-name="P1">легких) и НМС (непрямого массажа сердца).</text:p>
      <text:p text:style-name="Preformatted_20_Text">2. Проведение НМС (непрямого массажа сердца).</text:p>
      <text:p text:style-name="Preformatted_20_Text">3. Освобождение дыхательных путей, проведение ИВЛ (искусственной вентиляции</text:p>
      <text:p text:style-name="Preformatted_20_Text">легких).</text:p>
      <text:p text:style-name="P2">1</text:p>
      <text:h text:style-name="Heading_20_3" text:outline-level="3"><text:bookmark-start text:name="__RefHeading___Toc983_808520069"/><text:span text:style-name="T8">43. </text:span>Положение пострадавшего при проведении сердечно-легочной реанимации:<text:bookmark-end text:name="__RefHeading___Toc983_808520069"/></text:h>
      <text:p text:style-name="P1">1. На спине, на ровной жесткой поверхности (колени реанимирующего на уровне</text:p>
      <text:p text:style-name="P1">спины пострадавшего).</text:p>
      <text:p text:style-name="Preformatted_20_Text">2. В том положении, в котором был обнаружен пострадавший (колени</text:p>
      <text:p text:style-name="Preformatted_20_Text">реанимирующего выше уровня спины пострадавшего).</text:p>
      <text:p text:style-name="Preformatted_20_Text">3. На спине на кровати (колени реанимирующего ниже уровня спины</text:p>
      <text:p text:style-name="Preformatted_20_Text">пострадавшего).</text:p>
      <text:p text:style-name="P2">1</text:p>
      <text:h text:style-name="Heading_20_3" text:outline-level="3"><text:bookmark-start text:name="__RefHeading___Toc985_808520069"/><text:soft-page-break/><text:span text:style-name="T8">44. </text:span>При проведении ИВЛ (искусственной вентиляции легких) методом «рот в рот» необходимо:<text:bookmark-end text:name="__RefHeading___Toc985_808520069"/></text:h>
      <text:p text:style-name="P1">1. Свободной рукой плотно зажимать нос пострадавшего.</text:p>
      <text:p text:style-name="Preformatted_20_Text">2. Зажимать нос пострадавшего только в случае, если носовые ходы свободны.</text:p>
      <text:p text:style-name="Preformatted_20_Text">3. Нос пострадавшему не зажимать.</text:p>
      <text:p text:style-name="P2">1</text:p>
      <text:h text:style-name="Heading_20_3" text:outline-level="3"><text:bookmark-start text:name="__RefHeading___Toc987_808520069"/><text:span text:style-name="T8">45. </text:span>При проведении ИВЛ (искусственной вентиляции легких) методом «рот в нос» необходимо:<text:bookmark-end text:name="__RefHeading___Toc987_808520069"/></text:h>
      <text:p text:style-name="Preformatted_20_Text">1. Свободной рукой открывать рот пострадавшего для обеспечения выдоха.</text:p>
      <text:p text:style-name="P1">2. Свободной рукой плотно удерживать нижнюю челюсть пострадавшего, чтобы</text:p>
      <text:p text:style-name="P1">его рот был закрыт.</text:p>
      <text:p text:style-name="Preformatted_20_Text">3. Не проводить никаких манипуляций с нижней челюстью пострадавшего.</text:p>
      <text:p text:style-name="P2">2</text:p>
      <text:h text:style-name="Heading_20_3" text:outline-level="3"><text:bookmark-start text:name="__RefHeading___Toc989_808520069"/><text:span text:style-name="T8">46. </text:span>Особенности проведения ИВЛ (искусственной вентиляции легких) детям:<text:bookmark-end text:name="__RefHeading___Toc989_808520069"/></text:h>
      <text:p text:style-name="Preformatted_20_Text">1. Частота вдуваний воздуха и объем вдуваемого воздуха, по сравнению со</text:p>
      <text:p text:style-name="Preformatted_20_Text">взрослыми пострадавшими, не меняется.</text:p>
      <text:p text:style-name="P1">2. Увеличивается частота вдуваний воздуха с обязательным уменьшением объема</text:p>
      <text:p text:style-name="P1">вдуваемого воздуха.</text:p>
      <text:p text:style-name="Preformatted_20_Text">3. Уменьшается частота вдуваний воздуха с обязательным уменьшением объема</text:p>
      <text:p text:style-name="P9">вдуваемого воздуха.</text:p>
      <text:p text:style-name="P4">2</text:p>
      <text:h text:style-name="Heading_20_3" text:outline-level="3"><text:bookmark-start text:name="__RefHeading___Toc991_808520069"/><text:span text:style-name="T8">47. </text:span>Частота вдуваний воздуха в минуту при проведении ИВЛ (искусственной вентиляции легких) составляет:<text:bookmark-end text:name="__RefHeading___Toc991_808520069"/></text:h>
      <text:p text:style-name="Preformatted_20_Text">1. 6-8 вдуваний в минуту для взрослых, 8-10 для детей.</text:p>
      <text:p text:style-name="P1">2. 8-10 вдуваний в минуту для взрослых, 12-20 для детей.</text:p>
      <text:p text:style-name="Preformatted_20_Text">3. 20-24 вдуваний в минуту для взрослых, 30-36 для детей.</text:p>
      <text:p text:style-name="P2">2</text:p>
      <text:h text:style-name="Heading_20_3" text:outline-level="3"><text:bookmark-start text:name="__RefHeading___Toc993_808520069"/><text:span text:style-name="T8">48. </text:span>Ритм сердечно-легочной реанимации, выполняемой при оказании первой помощи:<text:bookmark-end text:name="__RefHeading___Toc993_808520069"/></text:h>
      <text:p text:style-name="Preformatted_20_Text">1. 5 надавливаний на грудную клетку – 1 вдувание воздуха.</text:p>
      <text:p text:style-name="Preformatted_20_Text">2. 15 надавливаний на грудную клетку – 2 вдувания воздуха.</text:p>
      <text:p text:style-name="P6">3. 30 надавливаний на грудную клетку – 2 вдувания воздуха.</text:p>
      <text:p text:style-name="P2">3</text:p>
      <text:h text:style-name="Heading_20_3" text:outline-level="3"><text:bookmark-start text:name="__RefHeading___Toc995_808520069"/><text:span text:style-name="T8">49. </text:span>Помогая пострадавшему, работник юридического лица с особыми уставными задачами оказывает ему:<text:bookmark-end text:name="__RefHeading___Toc995_808520069"/></text:h>
      <text:p text:style-name="P1">1. Первую помощь.</text:p>
      <text:p text:style-name="Preformatted_20_Text">2. Специализированную помощь.</text:p>
      <text:p text:style-name="P10">3. Медикаментозную помощь.</text:p>
      <text:p text:style-name="P2">1</text:p>
      <text:h text:style-name="Heading_20_3" text:outline-level="3"><text:bookmark-start text:name="__RefHeading___Toc997_808520069"/><text:span text:style-name="T8">50. </text:span>После оказания первой помощи при ранении следует обратиться в медицинское учреждение для профилактики столбняка:<text:bookmark-end text:name="__RefHeading___Toc997_808520069"/></text:h>
      <text:p text:style-name="Preformatted_20_Text">1. Только при укушенных или огнестрельных ранах.</text:p>
      <text:p text:style-name="Preformatted_20_Text">2. Только в тех случаях, когда рана или ранящий предмет имели непосредственный</text:p>
      <text:p text:style-name="Preformatted_20_Text">контакт с почвой.</text:p>
      <text:p text:style-name="P1">3. При любых ранениях.</text:p>
      <text:p text:style-name="P2">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08T18:16:48.580016663</dc:date>
    <meta:editing-duration>PT1H5M35S</meta:editing-duration>
    <meta:editing-cycles>11</meta:editing-cycles>
    <meta:generator>LibreOffice/7.0.1.2$Linux_X86_64 LibreOffice_project/00$Build-2</meta:generator>
    <meta:document-statistic meta:table-count="0" meta:image-count="0" meta:object-count="0" meta:page-count="9" meta:paragraph-count="364" meta:word-count="2781" meta:character-count="20104" meta:non-whitespace-character-count="17677"/>
  </office:meta>
</office:document-meta>
</file>